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Kalpurush" officeooo:rsid="0010efe5" officeooo:paragraph-rsid="0010efe5" style:font-name-complex="Kalpurush"/>
    </style:style>
    <style:style style:name="P2" style:family="paragraph" style:parent-style-name="Standard" style:list-style-name="L1">
      <style:text-properties style:font-name="Kalpurush" officeooo:rsid="0012c972" officeooo:paragraph-rsid="0010efe5" style:font-name-complex="Kalpurush"/>
    </style:style>
    <style:style style:name="P3" style:family="paragraph" style:parent-style-name="Standard" style:list-style-name="L1">
      <style:text-properties style:font-name="Kalpurush" officeooo:rsid="0012c972" officeooo:paragraph-rsid="0012c972" style:font-name-complex="Kalpurush"/>
    </style:style>
    <style:style style:name="P4" style:family="paragraph" style:parent-style-name="Standard">
      <style:text-properties style:font-name="Kalpurush" officeooo:rsid="0012c972" officeooo:paragraph-rsid="0012c972" style:font-name-complex="Kalpurush"/>
    </style:style>
    <style:style style:name="P5" style:family="paragraph" style:parent-style-name="Standard" style:list-style-name="L1">
      <style:text-properties style:font-name="Kalpurush" officeooo:rsid="0013605d" officeooo:paragraph-rsid="0013605d" style:font-name-complex="Kalpurush"/>
    </style:style>
    <style:style style:name="P6" style:family="paragraph" style:parent-style-name="Standard" style:list-style-name="L1">
      <style:text-properties style:font-name="Kalpurush" officeooo:rsid="001463bd" officeooo:paragraph-rsid="001463bd" style:font-name-complex="Kalpurush"/>
    </style:style>
    <style:style style:name="P7" style:family="paragraph" style:parent-style-name="Standard" style:list-style-name="L1">
      <style:text-properties style:font-name="Kalpurush" officeooo:rsid="00165352" officeooo:paragraph-rsid="00165352" style:font-name-complex="Kalpurush"/>
    </style:style>
    <style:style style:name="P8" style:family="paragraph" style:parent-style-name="Standard" style:list-style-name="L1">
      <style:text-properties style:font-name="Kalpurush" officeooo:rsid="00166c55" officeooo:paragraph-rsid="00166c55" style:font-name-complex="Kalpurush"/>
    </style:style>
    <style:style style:name="P9" style:family="paragraph" style:parent-style-name="Standard" style:list-style-name="L1">
      <style:text-properties style:font-name="Kalpurush" officeooo:rsid="0017398c" officeooo:paragraph-rsid="0017398c" style:font-name-complex="Kalpurush"/>
    </style:style>
    <style:style style:name="P10" style:family="paragraph" style:parent-style-name="Standard" style:list-style-name="L1">
      <style:text-properties style:font-name="Kalpurush" officeooo:rsid="0017a701" officeooo:paragraph-rsid="0017a701" style:font-name-complex="Kalpurush"/>
    </style:style>
    <style:style style:name="P11" style:family="paragraph" style:parent-style-name="Standard" style:list-style-name="L1">
      <style:text-properties style:font-name="Kalpurush" officeooo:rsid="0019873d" officeooo:paragraph-rsid="0019873d" style:font-name-complex="Kalpurush"/>
    </style:style>
    <style:style style:name="P12" style:family="paragraph" style:parent-style-name="Standard">
      <style:text-properties style:font-name="Kalpurush" officeooo:rsid="001d2f7a" officeooo:paragraph-rsid="001d2f7a" style:font-name-complex="Kalpurush"/>
    </style:style>
    <style:style style:name="P13" style:family="paragraph" style:parent-style-name="Standard" style:list-style-name="L2">
      <style:text-properties style:font-name="Kalpurush" officeooo:rsid="001d2f7a" officeooo:paragraph-rsid="001d2f7a" style:font-name-complex="Kalpurush"/>
    </style:style>
    <style:style style:name="P14" style:family="paragraph" style:parent-style-name="Standard" style:list-style-name="L2">
      <style:text-properties style:font-name="Kalpurush" officeooo:rsid="001d30b5" officeooo:paragraph-rsid="001d30b5" style:font-name-complex="Kalpurush"/>
    </style:style>
    <style:style style:name="P15" style:family="paragraph" style:parent-style-name="Standard" style:list-style-name="L2">
      <style:text-properties style:font-name="Kalpurush" officeooo:rsid="001f13d1" officeooo:paragraph-rsid="001f13d1" style:font-name-complex="Kalpurush"/>
    </style:style>
    <style:style style:name="T1" style:family="text">
      <style:text-properties officeooo:rsid="0012c972"/>
    </style:style>
    <style:style style:name="T2" style:family="text">
      <style:text-properties officeooo:rsid="0013e548"/>
    </style:style>
    <style:style style:name="T3" style:family="text">
      <style:text-properties officeooo:rsid="001f13d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2">( </text:span>Nuclear / <text:span text:style-name="T2">atomic )</text:span> <text:span text:style-name="T2">( </text:span>energy / <text:span text:style-name="T1">power </text:span><text:span text:style-name="T2">)</text:span></text:p>
        </text:list-item>
        <text:list-item>
          <text:p text:style-name="P2">Controlled nuclear reaction</text:p>
        </text:list-item>
        <text:list-item>
          <text:p text:style-name="P3">Fission</text:p>
        </text:list-item>
        <text:list-item>
          <text:p text:style-name="P5">reactor </text:p>
        </text:list-item>
        <text:list-item>
          <text:p text:style-name="P5">Spontaneous fission</text:p>
        </text:list-item>
        <text:list-item>
          <text:p text:style-name="P5">Induced fission</text:p>
        </text:list-item>
        <text:list-item>
          <text:p text:style-name="P6">nuclei</text:p>
        </text:list-item>
        <text:list-item>
          <text:p text:style-name="P6">Fission fragment</text:p>
        </text:list-item>
        <text:list-item>
          <text:p text:style-name="P6">Fission products</text:p>
        </text:list-item>
        <text:list-item>
          <text:p text:style-name="P6">Beta decay </text:p>
        </text:list-item>
        <text:list-item>
          <text:p text:style-name="P6">Prompt neutrons </text:p>
        </text:list-item>
        <text:list-item>
          <text:p text:style-name="P6">Delayed neutrons</text:p>
        </text:list-item>
        <text:list-item>
          <text:p text:style-name="P7">Radioactive decay process</text:p>
        </text:list-item>
        <text:list-item>
          <text:p text:style-name="P7">Fission Cross section</text:p>
        </text:list-item>
        <text:list-item>
          <text:p text:style-name="P8">effective neutron multiplication factor (k)</text:p>
        </text:list-item>
        <text:list-item>
          <text:p text:style-name="P9">moderator </text:p>
        </text:list-item>
        <text:list-item>
          <text:p text:style-name="P9">fast and thermal neutrons</text:p>
        </text:list-item>
        <text:list-item>
          <text:p text:style-name="P9">absorber </text:p>
        </text:list-item>
        <text:list-item>
          <text:p text:style-name="P9">control rod</text:p>
        </text:list-item>
        <text:list-item>
          <text:p text:style-name="P10">Nuclear power plant (NPP)</text:p>
        </text:list-item>
        <text:list-item>
          <text:p text:style-name="P10">Heat exchanger</text:p>
        </text:list-item>
        <text:list-item>
          <text:p text:style-name="P10">Stream turbine</text:p>
        </text:list-item>
        <text:list-item>
          <text:p text:style-name="P10">alternator</text:p>
        </text:list-item>
        <text:list-item>
          <text:p text:style-name="P11">The core</text:p>
        </text:list-item>
        <text:list-item>
          <text:p text:style-name="P11">coolant </text:p>
        </text:list-item>
        <text:list-item>
          <text:p text:style-name="P11">turbine</text:p>
        </text:list-item>
        <text:list-item>
          <text:p text:style-name="P11">cooling towers</text:p>
        </text:list-item>
        <text:list-item>
          <text:p text:style-name="P11">Pressurized water reactor (PWR)</text:p>
        </text:list-item>
        <text:list-item>
          <text:p text:style-name="P11">Boiling water reactor (BWR)</text:p>
        </text:list-item>
        <text:list-item>
          <text:p text:style-name="P11">………...</text:p>
        </text:list-item>
      </text:list>
      <text:p text:style-name="P4"/>
      <text:p text:style-name="P4"/>
      <text:p text:style-name="P4"/>
      <text:p text:style-name="P4"/>
      <text:p text:style-name="P12"><text:soft-page-break/>A bit more explanation type,</text:p>
      <text:list text:style-name="L2">
        <text:list-item>
          <text:p text:style-name="P13">what do you understand by fission reaction?<text:line-break/>Discuss photo, example, definition</text:p>
        </text:list-item>
        <text:list-item>
          <text:p text:style-name="P13">fission classification (pptx slide)</text:p>
        </text:list-item>
        <text:list-item>
          <text:p text:style-name="P13">characteristics of fission reaction (pptx + slide)</text:p>
        </text:list-item>
        <text:list-item>
          <text:p text:style-name="P13">what do you understand by prompt neutron and delayed<text:line-break/>(with probability graph)</text:p>
        </text:list-item>
        <text:list-item>
          <text:p text:style-name="P13">gausian distribution</text:p>
        </text:list-item>
        <text:list-item>
          <text:p text:style-name="P14">delayed neutron <text:span text:style-name="T3">emission from 93Rb (গ্রাফ টা আঁকতেই হবে)। Explain করতে বলে তাহলে ppt point গুলো</text:span></text:p>
        </text:list-item>
        <text:list-item>
          <text:p text:style-name="P15">radiactive decay process (ppt)</text:p>
        </text:list-item>
        <text:list-item>
          <text:p text:style-name="P15">emission cross section (ppt)</text:p>
        </text:list-item>
        <text:list-item>
          <text:p text:style-name="P15">energy in emission (math আসবে excitation energy)</text:p>
        </text:list-item>
        <text:list-item>
          <text:p text:style-name="P15">binding energy (latent থেকে)</text:p>
        </text:list-item>
        <text:list-item>
          <text:p text:style-name="P15">neutron multiplication factor কি</text:p>
        </text:list-item>
        <text:list-item>
          <text:p text:style-name="P15">four factor (state and explain) (with graph) (important for final)</text:p>
        </text:list-item>
        <text:list-item>
          <text:p text:style-name="P15">fuel/ moderator/ absorber use in the reactor </text:p>
        </text:list-item>
        <text:list-item>
          <text:p text:style-name="P15">power plant and types of reaction (classification) (final)</text:p>
        </text:list-item>
        <text:list-item>
          <text:p text:style-name="P15">how power plant works (final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1:19:09.401116082</meta:creation-date>
    <dc:date>2023-10-13T14:46:30.572631897</dc:date>
    <meta:editing-duration>PT7M46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2" meta:paragraph-count="46" meta:word-count="228" meta:character-count="1351" meta:non-whitespace-character-count="1207"/>
  </office:meta>
</office:document-meta>
</file>